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e11" draw:marker-start-width="0.35cm" draw:marker-end-width="0.35cm" draw:fill-color="#004a48" draw:textarea-horizontal-align="justify" draw:textarea-vertical-align="middle" draw:auto-grow-height="false" fo:min-height="2.29cm" fo:min-width="10.803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e11" draw:marker-start-width="0.35cm" draw:marker-end-width="0.35cm" draw:fill-color="#004a48" draw:textarea-horizontal-align="justify" draw:textarea-vertical-align="middle" draw:auto-grow-height="false" fo:min-height="2.163cm" fo:min-width="5.8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e11" draw:marker-start-width="0.35cm" draw:marker-end-width="0.35cm" draw:fill-color="#004a48" draw:textarea-horizontal-align="justify" draw:textarea-vertical-align="middle" draw:auto-grow-height="false" fo:min-height="2.29cm" fo:min-width="10.803cm" fo:padding-top="0.15cm" fo:padding-bottom="0.15cm" fo:padding-left="0.275cm" fo:padding-right="0.275cm"/>
    </style:style>
    <style:style style:name="P1" style:family="paragraph">
      <loext:graphic-properties draw:fill-color="#004a48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2.54cm" svg:x="5.001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2.413cm" svg:x="7.477cm" svg:y="17.551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303cm" svg:height="2.54cm" svg:x="5.001cm" svg:y="20.8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03cm" svg:height="2.54cm" svg:x="4.849cm" svg:y="10.144cm">
          <text:p text:style-name="P2">Head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11:21:21.459549930</meta:creation-date>
    <dc:date>2020-01-11T11:29:45.933755192</dc:date>
    <meta:editing-duration>PT8M22S</meta:editing-duration>
    <meta:editing-cycles>5</meta:editing-cycles>
    <meta:generator>LibreOffice/6.0.7.3$Linux_X86_64 LibreOffice_project/00m0$Build-3</meta:generator>
    <meta:document-statistic meta:object-count="4"/>
  </office:meta>
</office:document-meta>
</file>